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calhost/dna/rmsk/</text:p>
          </table:table-cell>
          <table:table-cell/>
          <table:table-cell office:value-type="string" calcext:value-type="string">
            <text:p>http://localhost/phpmyadmin/sql.php?db=dna&amp;table=rmsk&amp;pos=0</text:p>
          </table:table-cell>
        </table:table-row>
        <table:table-row table:style-name="ro1">
          <table:table-cell office:value-type="string" calcext:value-type="string">
            <text:p><text:s/>Es mostren les files 0 - 413 (414 en total, la consulta ha trigat 22.4455 segons.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LECT ABS(genoEnd-genoStart) as longitud FROM `rmsk` WHERE repFamily ='Alu' AND (genoname = 'chr1' OR genoname = 'chr2' OR genoname = 'chr3' OR genoname = 'chr4' OR genoname = 'chr5' OR genoname = 'chr6' OR genoname = 'chr7' OR genoname = 'chr8' <text:s/>OR genoname = 'chr9' <text:s text:c="3"/>OR genoname = 'chr10' OR genoname = 'chr11' OR genoname = 'chr12' OR genoname = 'chr13' OR genoname = 'chr14' OR genoname = 'chr15' OR genoname = 'chr16' OR genoname = 'chr17' OR genoname = 'chr18' OR genoname = 'chr19' OR genoname = 'chr20' <text:s/>OR genoname = 'chr21' OR genoname = 'chr22' <text:s/>OR genoname = 'chrX' <text:s/>OR genoname = 'chrY') GROUP BY <text:s/>ABS(genoEnd-genoStart) order by longitud DESC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ongitud <text:s text:c="2"/>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28]+1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29]+1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30]+1" office:value-type="float" office:value="403" calcext:value-type="float">
            <text:p>403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31]+1"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32]+1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33]+1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34]+1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35]+1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6]+1" office:value-type="float" office:value="397" calcext:value-type="float">
            <text:p>397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7]+1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8]+1"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]+1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40]+1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41]+1"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42]+1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43]+1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44]+1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45]+1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46]+1"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47]+1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48]+1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49]+1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50]+1" office:value-type="float" office:value="383" calcext:value-type="float">
            <text:p>383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51]+1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52]+1" office:value-type="float" office:value="381" calcext:value-type="float">
            <text:p>381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53]+1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54]+1"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55]+1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56]+1" office:value-type="float" office:value="377" calcext:value-type="float">
            <text:p>37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57]+1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58]+1"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59]+1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60]+1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61]+1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62]+1" office:value-type="float" office:value="371" calcext:value-type="float">
            <text:p>37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63]+1" office:value-type="float" office:value="370" calcext:value-type="float">
            <text:p>370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64]+1" office:value-type="float" office:value="369" calcext:value-type="float">
            <text:p>369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65]+1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66]+1" office:value-type="float" office:value="367" calcext:value-type="float">
            <text:p>367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67]+1" office:value-type="float" office:value="366" calcext:value-type="float">
            <text:p>366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68]+1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69]+1"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70]+1"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71]+1" office:value-type="float" office:value="362" calcext:value-type="float">
            <text:p>362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72]+1"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73]+1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74]+1"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75]+1" office:value-type="float" office:value="358" calcext:value-type="float">
            <text:p>35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76]+1"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77]+1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78]+1" office:value-type="float" office:value="355" calcext:value-type="float">
            <text:p>35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79]+1"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80]+1"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81]+1"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82]+1"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83]+1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84]+1" office:value-type="float" office:value="349" calcext:value-type="float">
            <text:p>349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85]+1"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86]+1" office:value-type="float" office:value="347" calcext:value-type="float">
            <text:p>347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87]+1"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88]+1"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89]+1"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90]+1"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91]+1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92]+1"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93]+1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94]+1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95]+1"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96]+1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97]+1"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98]+1" office:value-type="float" office:value="335" calcext:value-type="float">
            <text:p>335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99]+1" office:value-type="float" office:value="334" calcext:value-type="float">
            <text:p>334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100]+1"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101]+1"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102]+1"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103]+1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104]+1" office:value-type="float" office:value="329" calcext:value-type="float">
            <text:p>32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105]+1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106]+1"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107]+1" office:value-type="float" office:value="326" calcext:value-type="float">
            <text:p>32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108]+1" office:value-type="float" office:value="325" calcext:value-type="float">
            <text:p>32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109]+1"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110]+1"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111]+1" office:value-type="float" office:value="322" calcext:value-type="float">
            <text:p>322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112]+1"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113]+1"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114]+1" office:value-type="float" office:value="319" calcext:value-type="float">
            <text:p>319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115]+1"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116]+1" office:value-type="float" office:value="317" calcext:value-type="float">
            <text:p>317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117]+1"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118]+1"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119]+1"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120]+1"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121]+1"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122]+1"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123]+1" office:value-type="float" office:value="310" calcext:value-type="float">
            <text:p>31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124]+1"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125]+1" office:value-type="float" office:value="308" calcext:value-type="float">
            <text:p>308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126]+1"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127]+1" office:value-type="float" office:value="306" calcext:value-type="float">
            <text:p>306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128]+1"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129]+1"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130]+1"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131]+1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132]+1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133]+1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134]+1"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135]+1"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136]+1" office:value-type="float" office:value="297" calcext:value-type="float">
            <text:p>29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137]+1" office:value-type="float" office:value="296" calcext:value-type="float">
            <text:p>29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138]+1"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139]+1"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140]+1"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141]+1"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142]+1"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143]+1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144]+1"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145]+1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146]+1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147]+1" office:value-type="float" office:value="286" calcext:value-type="float">
            <text:p>286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148]+1" office:value-type="float" office:value="285" calcext:value-type="float">
            <text:p>28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149]+1" office:value-type="float" office:value="284" calcext:value-type="float">
            <text:p>284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150]+1"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151]+1"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152]+1"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153]+1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154]+1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155]+1" office:value-type="float" office:value="278" calcext:value-type="float">
            <text:p>278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156]+1" office:value-type="float" office:value="277" calcext:value-type="float">
            <text:p>277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157]+1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158]+1" office:value-type="float" office:value="275" calcext:value-type="float">
            <text:p>27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159]+1"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160]+1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161]+1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162]+1"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163]+1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164]+1" office:value-type="float" office:value="269" calcext:value-type="float">
            <text:p>269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165]+1" office:value-type="float" office:value="268" calcext:value-type="float">
            <text:p>268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166]+1"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167]+1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168]+1" office:value-type="float" office:value="265" calcext:value-type="float">
            <text:p>26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169]+1" office:value-type="float" office:value="264" calcext:value-type="float">
            <text:p>26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170]+1"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171]+1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172]+1" office:value-type="float" office:value="261" calcext:value-type="float">
            <text:p>26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173]+1"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174]+1" office:value-type="float" office:value="259" calcext:value-type="float">
            <text:p>259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175]+1"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176]+1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177]+1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178]+1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179]+1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180]+1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181]+1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182]+1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83]+1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184]+1"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185]+1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186]+1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187]+1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188]+1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189]+1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190]+1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191]+1"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192]+1" office:value-type="float" office:value="241" calcext:value-type="float">
            <text:p>24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193]+1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194]+1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195]+1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196]+1"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197]+1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198]+1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199]+1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00]+1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01]+1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02]+1"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03]+1"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04]+1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05]+1"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06]+1"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07]+1"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08]+1"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09]+1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10]+1"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11]+1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12]+1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13]+1"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14]+1"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15]+1"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6]+1"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7]+1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8]+1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9]+1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20]+1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21]+1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22]+1"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23]+1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24]+1"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25]+1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26]+1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27]+1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28]+1"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29]+1"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30]+1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31]+1"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32]+1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33]+1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34]+1"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35]+1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236]+1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237]+1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238]+1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239]+1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240]+1"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241]+1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242]+1"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243]+1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244]+1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245]+1"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246]+1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247]+1"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248]+1"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249]+1"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250]+1"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251]+1"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252]+1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253]+1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254]+1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255]+1"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256]+1"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257]+1"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258]+1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259]+1"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260]+1"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261]+1"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262]+1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263]+1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264]+1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265]+1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266]+1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267]+1"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268]+1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269]+1"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270]+1"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271]+1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272]+1"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273]+1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274]+1"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275]+1"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276]+1"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277]+1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278]+1"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279]+1"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280]+1"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281]+1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282]+1"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283]+1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284]+1"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285]+1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286]+1"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287]+1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288]+1"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289]+1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290]+1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291]+1"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292]+1"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293]+1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294]+1"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295]+1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296]+1"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297]+1"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298]+1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299]+1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300]+1"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301]+1"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302]+1"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303]+1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304]+1"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305]+1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306]+1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307]+1"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308]+1"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309]+1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310]+1"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311]+1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312]+1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313]+1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314]+1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315]+1"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316]+1"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317]+1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318]+1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319]+1"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320]+1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321]+1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322]+1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323]+1"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324]+1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325]+1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326]+1"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327]+1"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328]+1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329]+1"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330]+1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331]+1"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332]+1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333]+1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334]+1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335]+1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336]+1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337]+1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338]+1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339]+1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340]+1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341]+1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342]+1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343]+1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344]+1"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345]+1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346]+1"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347]+1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348]+1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349]+1"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350]+1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351]+1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352]+1"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353]+1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354]+1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355]+1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356]+1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357]+1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358]+1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359]+1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360]+1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361]+1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362]+1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363]+1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364]+1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365]+1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366]+1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367]+1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368]+1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369]+1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370]+1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371]+1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372]+1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373]+1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374]+1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375]+1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376]+1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377]+1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378]+1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379]+1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380]+1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381]+1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382]+1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83]+1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384]+1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385]+1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386]+1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387]+1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88]+1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89]+1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390]+1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1]+1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2]+1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93]+1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94]+1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95]+1"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6]+1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97]+1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98]+1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99]+1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00]+1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1]+1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402]+1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403]+1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404]+1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405]+1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406]+1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407]+1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408]+1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409]+1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410]+1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411]+1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412]+1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13]+1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414]+1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415]+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416]+1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417]+1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418]+1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419]+1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420]+1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421]+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AVERAGE([.A8:.A421])" office:value-type="float" office:value="219.367149758454" calcext:value-type="float">
            <text:p>219,3671497584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/00/0000</text:date>, <text:time style:data-style-name="N2" text:time-value="16:23:57.558191652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di Bardají Cusó</meta:initial-creator>
    <meta:creation-date>2021-08-28T11:19:58.741933542</meta:creation-date>
    <dc:date>2021-11-02T16:39:56.307320259</dc:date>
    <dc:creator>Jordi Bardají Cusó</dc:creator>
    <meta:editing-duration>P2DT11H29M42S</meta:editing-duration>
    <meta:editing-cycles>2</meta:editing-cycles>
    <meta:generator>LibreOffice/7.2.2.2$Linux_X86_64 LibreOffice_project/20$Build-2</meta:generator>
    <meta:document-statistic meta:table-count="1" meta:cell-count="814" meta:object-count="0"/>
  </office:meta>
</office:document-meta>
</file>